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fb8" officeooo:paragraph-rsid="0012bfb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bfb8" officeooo:paragraph-rsid="0012bfb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8b62" officeooo:paragraph-rsid="00158b62"/>
    </style:style>
    <style:style style:name="P4" style:family="paragraph" style:parent-style-name="Standard">
      <style:text-properties officeooo:rsid="0015e0bd" officeooo:paragraph-rsid="0015e0bd"/>
    </style:style>
    <style:style style:name="P5" style:family="paragraph" style:parent-style-name="Standard">
      <style:text-properties officeooo:rsid="0016f526" officeooo:paragraph-rsid="0016f526"/>
    </style:style>
    <style:style style:name="P6" style:family="paragraph" style:parent-style-name="Standard">
      <style:text-properties officeooo:rsid="001896cc" officeooo:paragraph-rsid="001896cc"/>
    </style:style>
    <style:style style:name="P7" style:family="paragraph" style:parent-style-name="Standard">
      <style:text-properties officeooo:paragraph-rsid="001896cc"/>
    </style:style>
    <style:style style:name="P8" style:family="paragraph" style:parent-style-name="Standard">
      <style:text-properties officeooo:rsid="001cad6c" officeooo:paragraph-rsid="001cad6c"/>
    </style:style>
    <style:style style:name="P9" style:family="paragraph" style:parent-style-name="Standard">
      <style:text-properties officeooo:rsid="00200263" officeooo:paragraph-rsid="00200263"/>
    </style:style>
    <style:style style:name="T1" style:family="text">
      <style:text-properties officeooo:rsid="0013fedc"/>
    </style:style>
    <style:style style:name="T2" style:family="text">
      <style:text-properties officeooo:rsid="0019b15f"/>
    </style:style>
    <style:style style:name="T3" style:family="text">
      <style:text-properties officeooo:rsid="001ab193"/>
    </style:style>
    <style:style style:name="T4" style:family="text">
      <style:text-properties officeooo:rsid="001af61b"/>
    </style:style>
    <style:style style:name="T5" style:family="text">
      <style:text-properties officeooo:rsid="001b31c1"/>
    </style:style>
    <style:style style:name="T6" style:family="text">
      <style:text-properties officeooo:rsid="001dd931"/>
    </style:style>
    <style:style style:name="T7" style:family="text">
      <style:text-properties officeooo:rsid="001e6454"/>
    </style:style>
    <style:style style:name="T8" style:family="text">
      <style:text-properties officeooo:rsid="0020a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ministering Medicines</text:p>
      <text:p text:style-name="P1"/>
      <text:p text:style-name="P1">This functions helps to automatically detect which medicine has been given. It matches the currrent time and the time of the dose and if they lie in a 5 minute range, that particular dose will be administered. <text:span text:style-name="T1">It also validates if the dose is already given or not.</text:span></text:p>
      <text:p text:style-name="P1"/>
      <text:p text:style-name="P1"/>
      <text:p text:style-name="P3">Shift Timing Validation</text:p>
      <text:p text:style-name="P3"/>
      <text:p text:style-name="P3">There can be a number of cases in which shifts could be wrong. </text:p>
      <text:p text:style-name="P3"/>
      <text:p text:style-name="P3">The new shift timings could be exactly the same as previous timing.</text:p>
      <text:p text:style-name="P3"/>
      <text:p text:style-name="P3">Either of starting or ending time could coincide with one of starting or ending time present in a pre-defined shift.</text:p>
      <text:p text:style-name="P3"/>
      <text:p text:style-name="P4">Starting and ending time could be before and after the starting and ending time of a predefined shift respectivel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ferences</text:p>
      <text:p text:style-name="P5"/>
      <text:p text:style-name="P5">Twinkle Tyagi, Returning Multiple values in Java, &lt;<text:a xlink:type="simple" xlink:href="https://www.geeksforgeeks.org/returning-multiple-values-in-java/" text:style-name="Internet_20_link" text:visited-style-name="Visited_20_Internet_20_Link">https://www.geeksforgeeks.org/returning-multiple-values-in-java/</text:a>&gt;</text:p>
      <text:p text:style-name="P5"/>
      <text:p text:style-name="P6"><text:span text:style-name="T2">ItachiUchiha StackOverFlow Account, 15 October </text:span><text:span text:style-name="T3">2014,&lt;</text:span><text:a xlink:type="simple" xlink:href="https://stackoverflow.com/questions/26373130/javafx-8-positioning-text-vertical-center-of-hbox/42715768" text:style-name="Internet_20_link" text:visited-style-name="Visited_20_Internet_20_Link"><text:span text:style-name="T4">https://stackoverflow.com/questions/26373130/javafx-8-positioning-text-vertical-center-of-hbox/42715768</text:span></text:a><text:span text:style-name="T3">&gt;</text:span></text:p>
      <text:p text:style-name="P6"/>
      <text:p text:style-name="P7"><text:span text:style-name="T5">&lt;</text:span><text:a xlink:type="simple" xlink:href="https://docs.oracle.com/javafx/2/ui_controls/label.htm" text:style-name="Internet_20_link" text:visited-style-name="Visited_20_Internet_20_Link"><text:span text:style-name="T5">https://docs.oracle.com/javafx/2/ui_controls/label.htm</text:span></text:a><text:span text:style-name="T5">&gt;</text:span></text:p>
      <text:p text:style-name="P7"/>
      <text:p text:style-name="P8"><text:span text:style-name="T6">Ernisto StackOverflow Account, </text:span><text:span text:style-name="T7">April 3, 2014</text:span>&lt;<text:a xlink:type="simple" xlink:href="https://stackoverflow.com/questions/12341672/make-portion-of-a-text-bold-in-a-javafx-label-or-text" text:style-name="Internet_20_link" text:visited-style-name="Visited_20_Internet_20_Link">https://stackoverflow.com/questions/12341672/make-portion-of-a-text-bold-in-a-javafx-label-or-text</text:a>&gt;</text:p>
      <text:p text:style-name="P8"/>
      <text:p text:style-name="P9"><text:span text:style-name="T8">Hossein Eldelbani StackOverflow Account, May 16 , 2016</text:span>&lt;<text:a xlink:type="simple" xlink:href="https://stackoverflow.com/questions/32451986/how-to-hide-or-deactivate-a-textfield-and-a-label-with-javafx" text:style-name="Internet_20_link" text:visited-style-name="Visited_20_Internet_20_Link">https://stackoverflow.com/questions/32451986/how-to-hide-or-deactivate-a-textfield-and-a-label-with-javafx</text:a>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8:20:08.888409667</meta:creation-date>
    <meta:generator>LibreOffice/6.4.7.2$Linux_X86_64 LibreOffice_project/40$Build-2</meta:generator>
    <dc:date>2021-05-30T00:35:41.320738584</dc:date>
    <meta:editing-duration>PT20M48S</meta:editing-duration>
    <meta:editing-cycles>18</meta:editing-cycles>
    <meta:document-statistic meta:table-count="0" meta:image-count="0" meta:object-count="0" meta:page-count="1" meta:paragraph-count="13" meta:word-count="147" meta:character-count="1316" meta:non-whitespace-character-count="1181"/>
  </office:meta>
</office:document-meta>
</file>